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L1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background-color="#ffff00" style:font-name-asian="Menlo-Regular" style:font-size-asian="11pt" style:font-name-complex="Menlo-Regular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dro Linux</text:p>
      <text:p text:style-name="Standard">Kniga</text:p>
      <text:p text:style-name="Standard"><text:a xlink:type="simple" xlink:href="https://git-scm.com/download/mac" text:style-name="Internet_20_link" text:visited-style-name="Visited_20_Internet_20_Link">https://git-scm.com/download/mac</text:a></text:p>
      <text:p text:style-name="Standard">git clone – klonirovatj repozitorij</text:p>
      <text:p text:style-name="Standard"/>
      <text:p text:style-name="P2">git config --global -l <text:s text:c="7"/>- proveritj gitbash/user/email</text:p>
      <text:p text:style-name="P2"/>
      <text:p text:style-name="P6">-git bash konfiguracija-</text:p>
      <text:p text:style-name="P2">git config –global user.name „user.name“</text:p>
      <text:p text:style-name="P2">git config --global -l </text:p>
      <text:p text:style-name="P2">git config –global user.email <text:a xlink:type="simple" xlink:href="mailto:user@email.com" text:style-name="Internet_20_link" text:visited-style-name="Visited_20_Internet_20_Link">user@email.com</text:a></text:p>
      <text:p text:style-name="P2">git config --global -l </text:p>
      <text:list xml:id="list3900420007159488653" text:style-name="L1">
        <text:list-item>
          <text:p text:style-name="P3">dolzni pojavitja user name <text:s/>i email</text:p>
        </text:list-item>
      </text:list>
      <text:p text:style-name="P1"/>
      <text:p text:style-name="P1">(jesli 2 kompa, luche ostavitj odin i tot ze email no drugoi user name)</text:p>
      <text:p text:style-name="P1"/>
      <text:p text:style-name="P1">**************************</text:p>
      <text:p text:style-name="P1"><text:s/>rm -rf /directory/name – udalitj direktoriju v terminal</text:p>
      <text:p text:style-name="P2"/>
      <text:p text:style-name="P2">git remote -v <text:s/>- pokazivajet svjazku s github</text:p>
      <text:p text:style-name="P2">git pull <text:s text:c="3"/>jesli na github sdelali izmemenie, to na kompe, v terminale, lokalno poluchish izmemenie <text:tab/><text:tab/>v repozitarije, to jestj on izmenil lokalnij fail na kompe, kotorije bili sdelani na github</text:p>
      <text:p text:style-name="P2">git log – pokazivajet istoriju aktivnoi vetki, gde ti seichas nahoditsha, repozitorii komitov v obratnom <text:tab/> <text:s text:c="2"/>porjadke</text:p>
      <text:p text:style-name="P2">git status – jesli pokazivajet krasnij fail, snachit nado dalshe</text:p>
      <text:p text:style-name="P2">git add file.name</text:p>
      <text:p text:style-name="P2">git add . <text:s/>-Dobavit vsje novije faili</text:p>
      <text:p text:style-name="P2">git status – fail dolzen bitj zelenij i evo mozno zakomititj na github, </text:p>
      <text:p text:style-name="P2">git commit -m "Add new file song.txt" song.txt- git komit dolzen bitj korotkij kak v emaile subject</text:p>
      <text:p text:style-name="P2">git push<text:tab/>schto bi sinhronizirovatj istoriju s github</text:p>
      <text:p text:style-name="P2"/>
      <text:p text:style-name="P2">git remote –help</text:p>
      <text:p text:style-name="P2">git remote remove 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8T09:51:29</meta:creation-date>
    <dc:date>2023-02-08T15:20:07</dc:date>
    <meta:editing-duration>PT5H28M38S</meta:editing-duration>
    <meta:editing-cycles>5</meta:editing-cycles>
    <meta:generator>OpenOffice/4.1.10$Unix OpenOffice.org_project/4110m2$Build-9807</meta:generator>
    <meta:document-statistic meta:table-count="0" meta:image-count="0" meta:object-count="0" meta:page-count="1" meta:paragraph-count="25" meta:word-count="189" meta:character-count="1225"/>
  </office:meta>
</office:document-meta>
</file>